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untuacion" style:family="table">
      <style:table-properties style:width="10.142cm" fo:margin-left="3.711cm" table:align="left"/>
    </style:style>
    <style:style style:name="Puntuacion.A" style:family="table-column">
      <style:table-column-properties style:column-width="4.807cm"/>
    </style:style>
    <style:style style:name="Puntuacion.B" style:family="table-column">
      <style:table-column-properties style:column-width="5.336cm"/>
    </style:style>
    <style:style style:name="Puntuacion.A1" style:family="table-cell">
      <style:table-cell-properties fo:padding="0.097cm" fo:border-left="0.05pt solid #000000" fo:border-right="none" fo:border-top="0.05pt solid #000000" fo:border-bottom="0.05pt solid #000000"/>
    </style:style>
    <style:style style:name="Puntuacion.B1" style:family="table-cell">
      <style:table-cell-properties fo:padding="0.097cm" fo:border="0.05pt solid #000000"/>
    </style:style>
    <style:style style:name="Puntuacion.A2" style:family="table-cell">
      <style:table-cell-properties fo:padding="0.097cm" fo:border-left="0.05pt solid #000000" fo:border-right="none" fo:border-top="none" fo:border-bottom="0.05pt solid #000000"/>
    </style:style>
    <style:style style:name="Puntuacion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solid" style:text-underline-width="auto" style:text-underline-color="font-color"/>
    </style:style>
    <style:style style:name="P3" style:family="paragraph" style:parent-style-name="Table_20_Contents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EN LLMM PRIMER TRIMESTRE (B)</text:p>
      <text:p text:style-name="Standard">Crea un “sitio web” para un taller de coches con dos páginas:</text:p>
      <text:list xml:id="list4188835988" text:style-name="L1">
        <text:list-item>
          <text:p text:style-name="P1">Inicio (inicio.html): En esta página incluirás la imagen del taller del logo B. Usarás como color de fondo uno de los colores del logo y como color de letra, otro de los colores. Incluirás una lista ordenada de precios con viñetas de letras armenias(“armenian”), en la que al pasar el puntero se sombrearán las fila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Cambio de batería: 50€</text:p>
                        </text:list-item>
                        <text:list-item>
                          <text:p text:style-name="P3">Intermitentes o luces: 100€</text:p>
                        </text:list-item>
                        <text:list-item>
                          <text:p text:style-name="P3">Cambio de rueda: 40€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"/>
          <text:p text:style-name="P1">En esa misma página crearás un enlace con forma de flecha “siguiente” a la página de contacto.</text:p>
        </text:list-item>
        <text:list-item>
          <text:p text:style-name="P1">Contacto (contacto.html): Esta será la página para contactar con el taller y concertar una cita. <text:span text:style-name="T2">Seguirá las reglas de estilo de inicio.html.</text:span> <text:span text:style-name="T2">Crea un formulario para un taller con los campos:</text:span></text:p>
        </text:list-item>
      </text:list>
      <text:p text:style-name="Standard"><text:tab/><text:span text:style-name="T3">Nombre cliente</text:span>, e<text:span text:style-name="T3">mail cliente,</text:span> <text:span text:style-name="T3">año matriculación del coche</text:span>, <text:span text:style-name="T3">campo de observaciones</text:span>, s<text:span text:style-name="T3">i tiene seguro a terceros o a todo riesgo (radiobutton)</text:span>, el teléfono de contacto del cliente y <text:s/>un desplegable con 3 rangos de horas preferidos para llamar (8-12, 12-16, 16-20) y una opción de “Seleccione rango”. Cuando seleccione algún input, se sombreará para saber que el elemento tiene el foco. Cada campo será del tipo adecuado a lo que pide. Desde esta página habrá un enlace de “flecha” que llevará al inicio,</text:p>
      <text:p text:style-name="Standard"><text:tab/>Los campos del formulario tendrán como <text:span text:style-name="T2">name</text:span>: <text:span text:style-name="T3">nom_cli, email_cli</text:span>, <text:span text:style-name="T3">anyo_mat</text:span>, <text:span text:style-name="T3">obs</text:span>, tipo_seguro, tel_cli, rango_llamadas. Se usará el método POST y se enviarán los datos a <text:a xlink:type="simple" xlink:href="http://formadorestic.com/examenLLMM/procesa_taller.php" text:style-name="Internet_20_link" text:visited-style-name="Visited_20_Internet_20_Link">http://formadorestic.com/examenLLMM/procesa_taller.php</text:a></text:p>
      <text:p text:style-name="Standard"/>
      <text:p text:style-name="Standard">Rúbrica:</text:p>
      <table:table table:name="Puntuacion" table:style-name="Puntuacion">
        <table:table-column table:style-name="Puntuacion.A"/>
        <table:table-column table:style-name="Puntuacion.B"/>
        <table:table-row>
          <table:table-cell table:style-name="Puntuacion.A1" office:value-type="string">
            <text:p text:style-name="Table_20_Contents">Hito</text:p>
          </table:table-cell>
          <table:table-cell table:style-name="Puntuacion.B1" office:value-type="string">
            <text:p text:style-name="Table_20_Contents">Puntuación</text:p>
          </table:table-cell>
        </table:table-row>
        <table:table-row>
          <table:table-cell table:style-name="Puntuacion.A2" office:value-type="string">
            <text:p text:style-name="Table_20_Contents">Crea página de inicio con imagen.</text:p>
          </table:table-cell>
          <table:table-cell table:style-name="Puntuacion.B2" office:value-type="string">
            <text:p text:style-name="Table_20_Contents">1 punto</text:p>
          </table:table-cell>
        </table:table-row>
        <table:table-row>
          <table:table-cell table:style-name="Puntuacion.A2" office:value-type="string">
            <text:p text:style-name="Table_20_Contents">Página de inicio cumple colores de letra y fondo.</text:p>
          </table:table-cell>
          <table:table-cell table:style-name="Puntuacion.B2" office:value-type="string">
            <text:p text:style-name="Table_20_Contents">1 punto</text:p>
          </table:table-cell>
        </table:table-row>
        <table:table-row>
          <table:table-cell table:style-name="Puntuacion.A2" office:value-type="string">
            <text:p text:style-name="Table_20_Contents">Página de inicio con lista (estilo armenio y sombreado).</text:p>
          </table:table-cell>
          <table:table-cell table:style-name="Puntuacion.B2" office:value-type="string">
            <text:p text:style-name="Table_20_Contents">1 punto</text:p>
          </table:table-cell>
        </table:table-row>
        <table:table-row>
          <table:table-cell table:style-name="Puntuacion.A2" office:value-type="string">
            <text:p text:style-name="Table_20_Contents">Página de inicio con flecha que lleva a Contacto.</text:p>
          </table:table-cell>
          <table:table-cell table:style-name="Puntuacion.B2" office:value-type="string">
            <text:p text:style-name="Table_20_Contents">1 punto</text:p>
          </table:table-cell>
        </table:table-row>
        <table:table-row>
          <table:table-cell table:style-name="Puntuacion.A2" office:value-type="string">
            <text:p text:style-name="Table_20_Contents">Página de contacto con los campos pedidos y sus tipos adecuados.</text:p>
          </table:table-cell>
          <table:table-cell table:style-name="Puntuacion.B2" office:value-type="string">
            <text:p text:style-name="Table_20_Contents">1 punto</text:p>
          </table:table-cell>
        </table:table-row>
        <table:table-row>
          <table:table-cell table:style-name="Puntuacion.A2" office:value-type="string">
            <text:p text:style-name="Table_20_Contents">Los campos se sombrean al adquirir el foco.</text:p>
          </table:table-cell>
          <table:table-cell table:style-name="Puntuacion.B2" office:value-type="string">
            <text:p text:style-name="Table_20_Contents">0 punto</text:p>
          </table:table-cell>
        </table:table-row>
        <table:table-row>
          <table:table-cell table:style-name="Puntuacion.A2" office:value-type="string">
            <text:p text:style-name="Table_20_Contents">Página de contacto que envía correctamente los datos (lo sabes porque se te muestran).</text:p>
          </table:table-cell>
          <table:table-cell table:style-name="Puntuacion.B2" office:value-type="string">
            <text:p text:style-name="Table_20_Contents">1 punto</text:p>
          </table:table-cell>
        </table:table-row>
        <table:table-row>
          <table:table-cell table:style-name="Puntuacion.A2" office:value-type="string">
            <text:p text:style-name="Table_20_Contents">Página de contacto con flecha a la página de inicio.</text:p>
          </table:table-cell>
          <table:table-cell table:style-name="Puntuacion.B2" office:value-type="string">
            <text:p text:style-name="Table_20_Contents">1 punto</text:p>
          </table:table-cell>
        </table:table-row>
        <text:soft-page-break/>
        <table:table-row>
          <table:table-cell table:style-name="Puntuacion.A2" office:value-type="string">
            <text:p text:style-name="Table_20_Contents">La hoja de estilos está en “estilos/estilos.css”</text:p>
          </table:table-cell>
          <table:table-cell table:style-name="Puntuacion.B2" office:value-type="string">
            <text:p text:style-name="Table_20_Contents">1 punto</text:p>
          </table:table-cell>
        </table:table-row>
        <table:table-row>
          <table:table-cell table:style-name="Puntuacion.A2" office:value-type="string">
            <text:p text:style-name="Table_20_Contents">No utiliza <text:span text:style-name="T1">class</text:span> ni <text:span text:style-name="T1">id</text:span></text:p>
          </table:table-cell>
          <table:table-cell table:style-name="Puntuacion.B2" office:value-type="string">
            <text:p text:style-name="Table_20_Contents">1 punt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09:35:27.139072079</meta:creation-date>
    <dc:date>2021-11-19T13:52:06.156763293</dc:date>
    <meta:editing-duration>PT39M36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2" meta:paragraph-count="34" meta:word-count="359" meta:character-count="2090" meta:non-whitespace-character-count="1768"/>
  </office:meta>
</office:document-meta>
</file>